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e58" officeooo:paragraph-rsid="0004ae58"/>
    </style:style>
    <style:style style:name="P2" style:family="paragraph" style:parent-style-name="Standard">
      <style:text-properties officeooo:rsid="0004ffff" officeooo:paragraph-rsid="0004ffff"/>
    </style:style>
    <style:style style:name="P3" style:family="paragraph" style:parent-style-name="Standard">
      <style:text-properties officeooo:rsid="000504af" officeooo:paragraph-rsid="000504af"/>
    </style:style>
    <style:style style:name="T1" style:family="text">
      <style:text-properties officeooo:rsid="0004ffff"/>
    </style:style>
    <style:style style:name="T2" style:family="text">
      <style:text-properties officeooo:rsid="000504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’accessibilité en Java, permet l’encapsulation du code. On va pouvoir restreindre l’accès à des données, ou à des méthodes et classes. </text:p>
      <text:p text:style-name="P1">Cela permets d’attendre (modifier ou afficher) des données par le biais de quelques <text:span text:style-name="T1">méthodes</text:span> ouvert bien définis et donc <text:span text:style-name="T1">contrôlées</text:span>.</text:p>
      <text:p text:style-name="P2">Les notions de public / privée, getter et setter sont très utilisé<text:span text:style-name="T2">s</text:span>.</text:p>
      <text:p text:style-name="P2">Par exemple ont va avoir une propriété privé et deux méthodes public get et set qui vont permettre d’attendre la <text:span text:style-name="T2">propriété</text:span> privé et seulement par ces deux <text:span text:style-name="T2">canaux.</text:span></text:p>
      <text:p text:style-name="P3">Il y a également la notion de protected qui permet l’utilisation de l’élément seulement dans une classe fille (voir notion d’héritage dans le glossaire). </text:p>
      <text:p text:style-name="P3">Enfin un élément qui n’a pas de niveau d’accès défini est dit ‘friendly’. Il est considéré comme public seulement dans le paquet ou il est prés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1:12:12.295000000</meta:creation-date>
    <dc:date>2017-03-10T11:37:26.046000000</dc:date>
    <meta:editing-duration>PT25M13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6" meta:word-count="131" meta:character-count="799" meta:non-whitespace-character-count="672"/>
  </office:meta>
</office:document-meta>
</file>